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3a1" officeooo:paragraph-rsid="001a83a1"/>
    </style:style>
    <style:style style:name="P2" style:family="paragraph" style:parent-style-name="Standard">
      <style:text-properties officeooo:rsid="001ab6f9" officeooo:paragraph-rsid="001ab6f9"/>
    </style:style>
    <style:style style:name="P3" style:family="paragraph" style:parent-style-name="Standard">
      <style:text-properties officeooo:rsid="001a83a1" officeooo:paragraph-rsid="001a83a1"/>
    </style:style>
    <style:style style:name="P4" style:family="paragraph" style:parent-style-name="Standard">
      <style:text-properties officeooo:rsid="001ae5f1" officeooo:paragraph-rsid="001ae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er la barre déroulante (afficher la bonne région lors de l’édit)</text:p>
      <text:p text:style-name="P1">afficher le région id dans le message de modification</text:p>
      <text:p text:style-name="P1"/>
      <text:p text:style-name="P1">ajouter une obligation de remplir dans ajouté une région, et édit région.</text:p>
      <text:p text:style-name="P1"/>
      <text:p text:style-name="P1">utiliser &lt;div class=’container’&gt;&lt;div&gt; pour les cards et les pages en générale.</text:p>
      <text:p text:style-name="P1"/>
      <text:p text:style-name="P4">Obliger un système de date dans le edit et le créer club</text:p>
      <text:p text:style-name="P1"/>
      <text:p text:style-name="P2">Retirer les é dans les routes de app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1:25:39.415691839</meta:creation-date>
    <dc:date>2022-11-16T11:41:49.777500322</dc:date>
    <meta:editing-duration>PT4M40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6" meta:word-count="63" meta:character-count="369" meta:non-whitespace-character-count="312"/>
  </office:meta>
</office:document-meta>
</file>